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4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33916666666667cm"/>
    </style:style>
    <style:style style:name="co3" style:family="table-column">
      <style:table-column-properties fo:break-before="auto" style:column-width="4.44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6373" table:default-cell-style-name="ce1"/>
        <table:table-row table:style-name="ro1"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float" office:value="1.5707963267948966" table:formula="of:=PI()/2" table:style-name="ce1">
            <text:p>1.570796327</text:p>
          </table:table-cell>
          <table:table-cell office:value-type="float" office:value="0" table:formula="of:=[.D1]*[.$C$2]" table:style-name="ce1">
            <text:p>0</text:p>
          </table:table-cell>
          <table:table-cell office:value-type="float" office:value="1.5707963267948966" table:formula="of:=[.E1]*[.$C$2]" table:style-name="ce1">
            <text:p>1.570796327</text:p>
          </table:table-cell>
          <table:table-cell office:value-type="float" office:value="3.1415926535897931" table:formula="of:=[.F1]*[.$C$2]" table:style-name="ce1">
            <text:p>3.141592654</text:p>
          </table:table-cell>
          <table:table-cell office:value-type="float" office:value="4.7123889803846897" table:formula="of:=[.G1]*[.$C$2]" table:style-name="ce1">
            <text:p>4.71238898</text:p>
          </table:table-cell>
          <table:table-cell office:value-type="string" table:style-name="ce1">
            <text:p>phi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n3</text:p>
          </table:table-cell>
          <table:table-cell table:number-columns-repeated="5" table:style-name="ce1"/>
          <table:table-cell office:value-type="string" table:style-name="ce1">
            <text:p>exp(i(n1phi1+n2phi2+n3phi3))</text:p>
          </table:table-cell>
          <table:table-cell table:number-columns-repeated="16375" table:style-name="ce1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$A5]*[.D2]+[.$B5]*[.D2]+[.$C5]*[.$D$2]" table:style-name="ce1">
            <text:p>0</text:p>
          </table:table-cell>
          <table:table-cell office:value-type="float" office:value="-4.7123889803846897" table:formula="of:=[.$A5]*[.E$2]+[.$B5]*[.E$2]+[.$C5]*[.$D$2]" table:style-name="ce1">
            <text:p>-4.71238898</text:p>
          </table:table-cell>
          <table:table-cell office:value-type="float" office:value="-9.4247779607693793" table:formula="of:=[.$A5]*[.F$2]+[.$B5]*[.F$2]+[.$C5]*[.$D$2]" table:style-name="ce1">
            <text:p>-9.424777961</text:p>
          </table:table-cell>
          <table:table-cell office:value-type="float" office:value="-14.137166941154069" table:formula="of:=[.$A5]*[.G$2]+[.$B5]*[.G$2]+[.$C5]*[.$D$2]" table:style-name="ce1">
            <text:p>-14.13716694</text:p>
          </table:table-cell>
          <table:table-cell table:style-name="ce1"/>
          <table:table-cell office:value-type="float" office:value="1" table:formula="of:=ROUND(IMAGINARY(IMEXP(COMPLEX(0;[.E5])));5)" table:style-name="ce2">
            <text:p>1</text:p>
          </table:table-cell>
          <table:table-cell office:value-type="float" office:value="0" table:formula="of:=ROUND(IMAGINARY(IMEXP(COMPLEX(0;[.F5])));5)" table:style-name="ce2">
            <text:p>0</text:p>
          </table:table-cell>
          <table:table-cell office:value-type="float" office:value="-1" table:formula="of:=ROUND(IMAGINARY(IMEXP(COMPLEX(0;[.G5])));5)" table:style-name="ce2">
            <text:p>-1</text:p>
          </table:table-cell>
          <table:table-cell table:style-name="ce3"/>
          <table:table-cell office:value-type="float" office:value="0" table:formula="of:=ROUND(IMREAL(IMEXP(COMPLEX(0;[.E5])));5)" table:style-name="ce1">
            <text:p>0</text:p>
          </table:table-cell>
          <table:table-cell office:value-type="float" office:value="-1" table:formula="of:=ROUND(IMREAL(IMEXP(COMPLEX(0;[.F5])));5)" table:style-name="ce1">
            <text:p>-1</text:p>
          </table:table-cell>
          <table:table-cell office:value-type="float" office:value="0" table:formula="of:=ROUND(IMREAL(IMEXP(COMPLEX(0;[.G5])));5)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$A6]*[.D3]+[.$B6]*[.D3]+[.$C6]*[.$D$2]" table:style-name="ce1">
            <text:p>0</text:p>
          </table:table-cell>
          <table:table-cell office:value-type="float" office:value="-4.7123889803846897" table:formula="of:=[.$A6]*[.E$2]+[.$B6]*[.E$2]+[.$C6]*[.$D$2]" table:style-name="ce1">
            <text:p>-4.71238898</text:p>
          </table:table-cell>
          <table:table-cell office:value-type="float" office:value="-9.4247779607693793" table:formula="of:=[.$A6]*[.F$2]+[.$B6]*[.F$2]+[.$C6]*[.$D$2]" table:style-name="ce1">
            <text:p>-9.424777961</text:p>
          </table:table-cell>
          <table:table-cell office:value-type="float" office:value="-14.137166941154069" table:formula="of:=[.$A6]*[.G$2]+[.$B6]*[.G$2]+[.$C6]*[.$D$2]" table:style-name="ce1">
            <text:p>-14.13716694</text:p>
          </table:table-cell>
          <table:table-cell table:style-name="ce1"/>
          <table:table-cell office:value-type="float" office:value="1" table:formula="of:=ROUND(IMAGINARY(IMEXP(COMPLEX(0;[.E6])));5)" table:style-name="ce2">
            <text:p>1</text:p>
          </table:table-cell>
          <table:table-cell office:value-type="float" office:value="0" table:formula="of:=ROUND(IMAGINARY(IMEXP(COMPLEX(0;[.F6])));5)" table:style-name="ce2">
            <text:p>0</text:p>
          </table:table-cell>
          <table:table-cell office:value-type="float" office:value="-1" table:formula="of:=ROUND(IMAGINARY(IMEXP(COMPLEX(0;[.G6])));5)" table:style-name="ce2">
            <text:p>-1</text:p>
          </table:table-cell>
          <table:table-cell table:style-name="ce1"/>
          <table:table-cell office:value-type="float" office:value="0" table:formula="of:=ROUND(IMREAL(IMEXP(COMPLEX(0;[.E6])));5)" table:style-name="ce1">
            <text:p>0</text:p>
          </table:table-cell>
          <table:table-cell office:value-type="float" office:value="-1" table:formula="of:=ROUND(IMREAL(IMEXP(COMPLEX(0;[.F6])));5)" table:style-name="ce1">
            <text:p>-1</text:p>
          </table:table-cell>
          <table:table-cell office:value-type="float" office:value="0" table:formula="of:=ROUND(IMREAL(IMEXP(COMPLEX(0;[.G6])));5)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0" table:formula="of:=[.$A7]*[.D4]+[.$B7]*[.D4]+[.$C7]*[.$D$2]" table:style-name="ce1">
            <text:p>0</text:p>
          </table:table-cell>
          <table:table-cell office:value-type="float" office:value="-3.1415926535897931" table:formula="of:=[.$A7]*[.E$2]+[.$B7]*[.E$2]+[.$C7]*[.$D$2]" table:style-name="ce1">
            <text:p>-3.141592654</text:p>
          </table:table-cell>
          <table:table-cell office:value-type="float" office:value="-6.2831853071795862" table:formula="of:=[.$A7]*[.F$2]+[.$B7]*[.F$2]+[.$C7]*[.$D$2]" table:style-name="ce1">
            <text:p>-6.283185307</text:p>
          </table:table-cell>
          <table:table-cell office:value-type="float" office:value="-9.4247779607693793" table:formula="of:=[.$A7]*[.G$2]+[.$B7]*[.G$2]+[.$C7]*[.$D$2]" table:style-name="ce1">
            <text:p>-9.424777961</text:p>
          </table:table-cell>
          <table:table-cell table:style-name="ce1"/>
          <table:table-cell office:value-type="float" office:value="0" table:formula="of:=ROUND(IMAGINARY(IMEXP(COMPLEX(0;[.E7])));5)" table:style-name="ce2">
            <text:p>0</text:p>
          </table:table-cell>
          <table:table-cell office:value-type="float" office:value="0" table:formula="of:=ROUND(IMAGINARY(IMEXP(COMPLEX(0;[.F7])));5)" table:style-name="ce2">
            <text:p>0</text:p>
          </table:table-cell>
          <table:table-cell office:value-type="float" office:value="0" table:formula="of:=ROUND(IMAGINARY(IMEXP(COMPLEX(0;[.G7])));5)" table:style-name="ce2">
            <text:p>0</text:p>
          </table:table-cell>
          <table:table-cell table:style-name="ce1"/>
          <table:table-cell office:value-type="float" office:value="-1" table:formula="of:=ROUND(IMREAL(IMEXP(COMPLEX(0;[.E7])));5)" table:style-name="ce1">
            <text:p>-1</text:p>
          </table:table-cell>
          <table:table-cell office:value-type="float" office:value="1" table:formula="of:=ROUND(IMREAL(IMEXP(COMPLEX(0;[.F7])));5)" table:style-name="ce1">
            <text:p>1</text:p>
          </table:table-cell>
          <table:table-cell office:value-type="float" office:value="-1" table:formula="of:=ROUND(IMREAL(IMEXP(COMPLEX(0;[.G7])));5)" table:style-name="ce1">
            <text:p>-1</text:p>
          </table:table-cell>
          <table:table-cell table:number-columns-repeated="16369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$A8]*[.D5]+[.$B8]*[.D5]+[.$C8]*[.$D$2]" table:style-name="ce1">
            <text:p>0</text:p>
          </table:table-cell>
          <table:table-cell office:value-type="float" office:value="-1.5707963267948966" table:formula="of:=[.$A8]*[.E$2]+[.$B8]*[.E$2]+[.$C8]*[.$D$2]" table:style-name="ce1">
            <text:p>-1.570796327</text:p>
          </table:table-cell>
          <table:table-cell office:value-type="float" office:value="-3.1415926535897931" table:formula="of:=[.$A8]*[.F$2]+[.$B8]*[.F$2]+[.$C8]*[.$D$2]" table:style-name="ce1">
            <text:p>-3.141592654</text:p>
          </table:table-cell>
          <table:table-cell office:value-type="float" office:value="-4.7123889803846897" table:formula="of:=[.$A8]*[.G$2]+[.$B8]*[.G$2]+[.$C8]*[.$D$2]" table:style-name="ce1">
            <text:p>-4.71238898</text:p>
          </table:table-cell>
          <table:table-cell table:style-name="ce1"/>
          <table:table-cell office:value-type="float" office:value="-1" table:formula="of:=ROUND(IMAGINARY(IMEXP(COMPLEX(0;[.E8])));5)" table:style-name="ce2">
            <text:p>-1</text:p>
          </table:table-cell>
          <table:table-cell office:value-type="float" office:value="0" table:formula="of:=ROUND(IMAGINARY(IMEXP(COMPLEX(0;[.F8])));5)" table:style-name="ce2">
            <text:p>0</text:p>
          </table:table-cell>
          <table:table-cell office:value-type="float" office:value="1" table:formula="of:=ROUND(IMAGINARY(IMEXP(COMPLEX(0;[.G8])));5)" table:style-name="ce2">
            <text:p>1</text:p>
          </table:table-cell>
          <table:table-cell table:style-name="ce1"/>
          <table:table-cell office:value-type="float" office:value="0" table:formula="of:=ROUND(IMREAL(IMEXP(COMPLEX(0;[.E8])));5)" table:style-name="ce1">
            <text:p>0</text:p>
          </table:table-cell>
          <table:table-cell office:value-type="float" office:value="-1" table:formula="of:=ROUND(IMREAL(IMEXP(COMPLEX(0;[.F8])));5)" table:style-name="ce1">
            <text:p>-1</text:p>
          </table:table-cell>
          <table:table-cell office:value-type="float" office:value="0" table:formula="of:=ROUND(IMREAL(IMEXP(COMPLEX(0;[.G8])));5)" table:style-name="ce1">
            <text:p>0</text:p>
          </table:table-cell>
          <table:table-cell table:number-columns-repeated="16369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40">
      <number:number number:decimal-places="6" number:min-decimal-places="6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Leopold Bodamer</meta:initial-creator>
    <dc:creator>Leopold Bodamer</dc:creator>
    <meta:creation-date>2024-12-10T16:45:55Z</meta:creation-date>
    <dc:date>2024-12-11T08:12:35Z</dc:date>
    <meta:editing-duration>PT0S</meta:editing-duration>
  </office:meta>
</office:document-meta>
</file>